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246e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5ebe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a4adb" style:font-size-asian="16pt" style:font-weight-asian="bold" style:font-size-complex="16pt" style:font-weight-complex="bold"/>
    </style:style>
    <style:style style:name="P4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246e7" officeooo:paragraph-rsid="001246e7" fo:background-color="#ff8000" style:font-size-asian="12pt" style:font-weight-asian="bold" style:font-size-complex="12pt" style:font-weight-complex="bold"/>
    </style:style>
    <style:style style:name="P5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3f55f" officeooo:paragraph-rsid="0013f55f" fo:background-color="#ff8000" style:font-size-asian="12pt" style:font-weight-asian="bold" style:font-size-complex="12pt" style:font-weight-complex="bold"/>
    </style:style>
    <style:style style:name="P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3f55f" officeooo:paragraph-rsid="00156c2b" fo:background-color="#ff8000" style:font-size-asian="12pt" style:font-weight-asian="bold" style:font-size-complex="12pt" style:font-weight-complex="bold"/>
    </style:style>
    <style:style style:name="P7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5ebe0" officeooo:paragraph-rsid="0015ebe0" fo:background-color="#ff8000" style:font-size-asian="10.5pt" style:font-weight-asian="bold" style:font-size-complex="12pt" style:font-weight-complex="bold"/>
    </style:style>
    <style:style style:name="P8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626af" officeooo:paragraph-rsid="001626af" fo:background-color="#ff8000" style:font-size-asian="10.5pt" style:font-weight-asian="bold" style:font-size-complex="12pt" style:font-weight-complex="bold"/>
    </style:style>
    <style:style style:name="P9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a4adb" officeooo:paragraph-rsid="001a4adb" fo:background-color="#ff8000" style:font-size-asian="10.5pt" style:font-weight-asian="bold" style:font-size-complex="12pt" style:font-weight-complex="bold"/>
    </style:style>
    <style:style style:name="P1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a4adb" officeooo:paragraph-rsid="001a4adb" fo:background-color="#ff8000" style:font-size-asian="10.5pt" style:font-weight-asian="bold" style:font-size-complex="12pt" style:font-weight-complex="bold"/>
    </style:style>
    <style:style style:name="P11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b77ba" officeooo:paragraph-rsid="001b77ba" fo:background-color="#ff8000" style:font-size-asian="10.5pt" style:font-weight-asian="bold" style:font-size-complex="12pt" style:font-weight-complex="bold"/>
    </style:style>
    <style:style style:name="P1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none" fo:font-weight="normal" officeooo:rsid="0013f55f" officeooo:paragraph-rsid="0013f55f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none" fo:font-weight="normal" officeooo:rsid="00156c2b" officeooo:paragraph-rsid="00156c2b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none" fo:font-weight="normal" officeooo:rsid="001626af" officeooo:paragraph-rsid="001626af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none" fo:font-weight="normal" officeooo:rsid="00188b2f" officeooo:paragraph-rsid="00188b2f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none" fo:font-weight="normal" officeooo:rsid="001b77ba" officeooo:paragraph-rsid="001b77ba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1246e7" officeooo:paragraph-rsid="001246e7" fo:background-color="transparent" style:font-size-asian="16pt" style:font-weight-asian="bold" style:font-size-complex="16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15ebe0" officeooo:paragraph-rsid="0015ebe0" fo:background-color="transparent" style:font-size-asian="16pt" style:font-weight-asian="bold" style:font-size-complex="16pt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15ebe0" officeooo:paragraph-rsid="001a4adb" fo:background-color="transparent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246e7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5ebe0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a4adb" style:font-size-asian="16pt" style:font-weight-asian="bold" style:font-size-complex="16pt" style:font-weight-complex="bold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06deb4"/>
    </style:style>
    <style:style style:name="T3" style:family="text">
      <style:text-properties style:font-name="Bitstream Vera Sans Mono" officeooo:rsid="001246e7"/>
    </style:style>
    <style:style style:name="T4" style:family="text">
      <style:text-properties officeooo:rsid="001482c3"/>
    </style:style>
    <style:style style:name="T5" style:family="text">
      <style:text-properties officeooo:rsid="0015ebe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a4ad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Guias estelares</text:p>
      <text:p text:style-name="P1"><text:span text:style-name="T1">O guia estelar de </text:span><text:span text:style-name="T2">Git</text:span><text:span text:style-name="T3">Hub</text:span></text:p>
      <text:p text:style-name="P17">Introdução</text:p>
      <text:list xml:id="list2081185527" text:style-name="L1">
        <text:list-item>
          <text:p text:style-name="P4">Pra quem é o curso?</text:p>
        </text:list-item>
      </text:list>
      <text:p text:style-name="P12">O git é um gerenciado de projeto, <text:span text:style-name="T4">de histórico do</text:span> <text:span text:style-name="T4">projeto, alterações no projeto que forem sendo realizadas ao longo do tempo. </text:span>O GitHub é um repositório remoto de projetos. Podemos usar o Git sem o GitHub, mas não o inverso.</text:p>
      <text:p text:style-name="P12">Give your code a home in the cloud – “Colocando o código na nuvem”.</text:p>
      <text:p text:style-name="P12"/>
      <text:list xml:id="list180132990538172" text:continue-numbering="true" text:style-name="L1">
        <text:list-item>
          <text:p text:style-name="P5">Requisitos para o curso e revisão de Git</text:p>
        </text:list-item>
      </text:list>
      <text:p text:style-name="P13">$ git push – para enviar os arquivos e alterações para o repositório remoto (GitHub).</text:p>
      <text:p text:style-name="P13">$ git pull – Para trazer alterações que foram realizadas no próprio repositório remoto (GitHub) para o repositório local(Git).</text:p>
      <text:p text:style-name="P13">$ git clone – <text:span text:style-name="T5">Para baixar um repositório remoto qualquer e completo para o repositório locale seu repositório remoto.</text:span></text:p>
      <text:p text:style-name="P6"/>
      <text:p text:style-name="P21">Guias estelares</text:p>
      <text:p text:style-name="P2"><text:span text:style-name="T1">O guia estelar de </text:span><text:span text:style-name="T2">Git</text:span><text:span text:style-name="T3">Hub</text:span></text:p>
      <text:p text:style-name="P18">Primeiros passos</text:p>
      <text:list xml:id="list4010261933" text:style-name="L2">
        <text:list-item>
          <text:p text:style-name="P7">Criando uma conta</text:p>
        </text:list-item>
      </text:list>
      <text:p text:style-name="P14">acesse <text:a xlink:type="simple" xlink:href="https://github.com/" text:style-name="Internet_20_link" text:visited-style-name="Visited_20_Internet_20_Link">https://github.com</text:a> e clique em “<text:span text:style-name="T6">Sign up</text:span>” para criar uma conta. Crie um <text:span text:style-name="T6">Username</text:span>, adicione um endereço de <text:span text:style-name="T6">e-mail</text:span> e clrie uma <text:span text:style-name="T6">senha</text:span>.</text:p>
      <text:p text:style-name="P14">Em <text:span text:style-name="T6">Welcome to GitHub</text:span> preencha os dados de acordo com seu perfil. Depois verifique seu e-mail.</text:p>
      <text:p text:style-name="P14"/>
      <text:list xml:id="list180132622145208" text:continue-numbering="true" text:style-name="L2">
        <text:list-item>
          <text:p text:style-name="P8">Configurando perfil público</text:p>
        </text:list-item>
      </text:list>
      <text:p text:style-name="P15">Em <text:span text:style-name="T6">What do you want to do first?</text:span> Clique na imagem do perfil no canto direito superior, depois em <text:span text:style-name="T6">Your profile</text:span>, em seguida em <text:span text:style-name="T6">Edit profile</text:span>. Edite seu perfil com seu nome, e-mail principal e outros e-mail’s.</text:p>
      <text:p text:style-name="P15"/>
      <text:list xml:id="list180133397296586" text:continue-numbering="true" text:style-name="L2">
        <text:list-item>
          <text:p text:style-name="P9">Conhecendo a página do usuário.</text:p>
        </text:list-item>
      </text:list>
      <text:p text:style-name="P10"/>
      <text:p text:style-name="P22">Guias estelares</text:p>
      <text:p text:style-name="P3"><text:span text:style-name="T1">O guia estelar de </text:span><text:span text:style-name="T2">Git</text:span><text:span text:style-name="T3">Hub</text:span></text:p>
      <text:p text:style-name="P19">Primeiros <text:span text:style-name="T7">Criando repositórios</text:span></text:p>
      <text:list xml:id="list475901506" text:style-name="L3">
        <text:list-item>
          <text:p text:style-name="P11">Criando repositório online</text:p>
        </text:list-item>
      </text:list>
      <text:p text:style-name="P16"/>
      <text:list xml:id="list180133654892205" text:continue-numbering="true" text:style-name="L3">
        <text:list-item>
          <text:p text:style-name="P1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background-color="#ff8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5T16:42:10.676636584</meta:creation-date>
    <dc:date>2021-04-15T18:01:32.420736428</dc:date>
    <meta:editing-duration>PT16M10S</meta:editing-duration>
    <meta:editing-cycles>4</meta:editing-cycles>
    <meta:generator>LibreOffice/6.1.5.2$Linux_X86_64 LibreOffice_project/10$Build-2</meta:generator>
    <meta:document-statistic meta:table-count="0" meta:image-count="0" meta:object-count="0" meta:page-count="3" meta:paragraph-count="24" meta:word-count="241" meta:character-count="1401" meta:non-whitespace-character-count="1186"/>
  </office:meta>
</office:document-meta>
</file>